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Rubrik" style:master-page-name="MP0" style:family="paragraph">
      <style:paragraph-properties fo:break-before="page"/>
    </style:style>
    <style:style style:name="P2" style:parent-style-name="Normal" style:family="paragraph">
      <style:text-properties style:font-name="Times New Roman" style:font-name-complex="Times New Roman" fo:font-size="12pt" style:font-size-asian="12pt" style:font-size-complex="12pt"/>
    </style:style>
    <style:style style:name="P3" style:parent-style-name="Normal" style:family="paragraph">
      <style:text-properties style:font-name="Times New Roman" style:font-name-complex="Times New Roman" fo:font-size="12pt" style:font-size-asian="12pt" style:font-size-complex="12pt"/>
    </style:style>
    <style:style style:name="P4" style:parent-style-name="Normal" style:family="paragraph">
      <style:text-properties style:font-name="Times New Roman" style:font-name-complex="Times New Roman" fo:font-size="12pt" style:font-size-asian="12pt" style:font-size-complex="12pt"/>
    </style:style>
    <style:style style:name="P5" style:parent-style-name="Normal" style:family="paragraph">
      <style:text-properties style:font-name="Times New Roman" style:font-name-complex="Times New Roman" fo:font-size="12pt" style:font-size-asian="12pt" style:font-size-complex="12pt"/>
    </style:style>
    <style:style style:name="P6" style:parent-style-name="Normal" style:family="paragraph">
      <style:text-properties style:font-name="Times New Roman" style:font-name-complex="Times New Roman" fo:font-size="12pt" style:font-size-asian="12pt" style:font-size-complex="12pt"/>
    </style:style>
    <style:style style:name="P7" style:parent-style-name="Normal" style:family="paragraph">
      <style:text-properties style:font-name="Times New Roman" style:font-name-complex="Times New Roman" fo:font-size="12pt" style:font-size-asian="12pt" style:font-size-complex="12pt"/>
    </style:style>
    <style:style style:name="P8" style:parent-style-name="Normal" style:family="paragraph">
      <style:text-properties style:font-name="Times New Roman" style:font-name-complex="Times New Roman" fo:font-size="12pt" style:font-size-asian="12pt" style:font-size-complex="12pt"/>
    </style:style>
    <style:style style:name="P9" style:parent-style-name="Normal" style:family="paragraph">
      <style:text-properties style:font-name="Times New Roman" style:font-name-complex="Times New Roman" fo:font-size="12pt" style:font-size-asian="12pt" style:font-size-complex="12pt"/>
    </style:style>
    <style:style style:name="P10" style:parent-style-name="Normal" style:family="paragraph">
      <style:text-properties style:font-name="Times New Roman" style:font-name-complex="Times New Roman" fo:font-size="12pt" style:font-size-asian="12pt" style:font-size-complex="12pt"/>
    </style:style>
    <style:style style:name="P11" style:parent-style-name="Normal" style:family="paragraph">
      <style:text-properties style:font-name="Times New Roman" style:font-name-complex="Times New Roman" fo:font-size="12pt" style:font-size-asian="12pt" style:font-size-complex="12pt"/>
    </style:style>
    <style:style style:name="T12" style:parent-style-name="Standardstycketeckensnitt" style:family="text">
      <style:text-properties style:font-name="Times New Roman" style:font-name-complex="Times New Roman" fo:font-size="12pt" style:font-size-asian="12pt" style:font-size-complex="12pt"/>
    </style:style>
  </office:automatic-styles>
  <office:body>
    <office:text text:use-soft-page-breaks="true">
      <text:p text:style-name="P1">LINK BUILDING</text:p>
      <text:p text:style-name="Normal"/>
      <text:p text:style-name="P2">Link building är<text:s/>en av de allra viktigaste rankningsfaktorerna när det kommer till sökmotoroptimering.</text:p>
      <text:p text:style-name="P3">Sökmotorerna använder länkar för att hitta och indexera webbplatser, de används också för att bedöma hur kraftfull just din webbplats är.</text:p>
      <text:p text:style-name="P4">Generellt så attraherar tillförlitliga hemsidor länkar från andra tillförlitliga hemsidor medan tex ”kluddiga” eller hemsidor med mycket ”spam” inte får länkar alls.</text:p>
      <text:p text:style-name="P5">Din hemsida vill<text:s/>alltså<text:s/>attrahera länkar från andra betrodda hemsidor. Men det räcker dock inte bara att få länkar från kraftfulla och tillförlitliga hemsidor. Du vill också att den aktuella hemsidan ska vara relevant för just din bransch eller ditt ämne på din hemsida.</text:p>
      <text:p text:style-name="P6">Tex om du har en hemsida som handlar om ett recept för Chokladbollar så är det ingen jätte bra idé att få en länk från en hemsida som specialiserar sig på bilmotorer även om det är den mest kraftfulla hemsidan.</text:p>
      <text:p text:style-name="P7"/>
      <text:p text:style-name="P8">Många lägger ner väldigt mycket energi och pengar i en strategi för att<text:s/>just hitta dessa samarbeten, ett sätt att göra detta är göra så kallade gästframträdanden.</text:p>
      <text:p text:style-name="P9">Ett gästframträdande kan tex vara ett inlägg på en populär blogg, som då självklart skriver om samma ämne som du, en annan<text:s/>populär metod är att vara med i en podcast.</text:p>
      <text:p text:style-name="P10">Du har antagligen koll på vilka bloggar eller podcasts inom ditt område som du gillar så du kontaktar dem och berätta om dig själv och varför du tex vill skriva ett gästinlägg. Oftast med att erbjuda din expertis inom det aktuella området som de ännu inte rört vid.</text:p>
      <text:p text:style-name="P11"/>
      <text:p text:style-name="Normal"><text:span text:style-name="T12">En annan metod för att attrahera länkar är att höra av sig till samarbetspartners eller leverantörer för att fråga om de kan länka till din hemsi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905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Rubrik" style:display-name="Rubrik" style:family="paragraph" style:parent-style-name="Normal" style:next-style-name="Normal">
      <style:paragraph-properties fo:line-height="100%"/>
      <style:text-properties style:font-name="Calibri Light" style:font-name-asian="Times New Roman" style:font-name-complex="Times New Roman" style:use-window-font-color="true" fo:letter-spacing="-0.0069in" style:letter-kerning="true" fo:font-size="28pt" style:font-size-asian="28pt" style:font-size-complex="28pt" fo:hyphenate="false"/>
    </style:style>
    <style:style style:name="RubrikChar" style:display-name="Rubrik Char" style:family="text" style:parent-style-name="Standardstycketeckensnitt">
      <style:text-properties style:font-name="Calibri Light" style:font-name-asian="Times New Roman" style:font-name-complex="Times New Roman" style:use-window-font-color="true"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us L</meta:initial-creator>
    <dc:creator>Marcus L</dc:creator>
    <meta:creation-date>2020-12-21T10:18:00Z</meta:creation-date>
    <dc:date>2020-12-21T10:51:00Z</dc:date>
    <meta:template xlink:href="Normal" xlink:type="simple"/>
    <meta:editing-cycles>1</meta:editing-cycles>
    <meta:editing-duration>PT1740S</meta:editing-duration>
    <meta:document-statistic meta:page-count="1" meta:paragraph-count="3" meta:word-count="262" meta:character-count="1648" meta:row-count="11" meta:non-whitespace-character-count="1389"/>
  </office:meta>
</office:document-meta>
</file>